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9602in"/>
    </style:style>
    <style:style style:name="co2" style:family="table-column">
      <style:table-column-properties fo:break-before="auto" style:column-width="0.9173in"/>
    </style:style>
    <style:style style:name="co3" style:family="table-column">
      <style:table-column-properties fo:break-before="auto" style:column-width="0.6484in"/>
    </style:style>
    <style:style style:name="co4" style:family="table-column">
      <style:table-column-properties fo:break-before="auto" style:column-width="0.8209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1.2945in"/>
    </style:style>
    <style:style style:name="co8" style:family="table-column">
      <style:table-column-properties fo:break-before="auto" style:column-width="1.628in"/>
    </style:style>
    <style:style style:name="co9" style:family="table-column">
      <style:table-column-properties fo:break-before="auto" style:column-width="1.3807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0.9071in"/>
    </style:style>
    <style:style style:name="co12" style:family="table-column">
      <style:table-column-properties fo:break-before="auto" style:column-width="1.0898in"/>
    </style:style>
    <style:style style:name="co13" style:family="table-column">
      <style:table-column-properties fo:break-before="auto" style:column-width="1.0362in"/>
    </style:style>
    <style:style style:name="co14" style:family="table-column">
      <style:table-column-properties fo:break-before="auto" style:column-width="0.5626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row table:style-name="ro1"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Time</text:p>
          </table:table-cell>
          <table:table-cell office:value-type="string">
            <text:p>Date</text:p>
          </table:table-cell>
          <table:table-cell office:value-type="string">
            <text:p>Num of Sats</text:p>
          </table:table-cell>
          <table:table-cell office:value-type="string">
            <text:p>GPS Speed Knots</text:p>
          </table:table-cell>
          <table:table-cell office:value-type="string">
            <text:p>GPS True Heading</text:p>
          </table:table-cell>
          <table:table-cell office:value-type="string">
            <text:p>GPS Magnetic Variation</text:p>
          </table:table-cell>
          <table:table-cell office:value-type="string">
            <text:p>C Magnetic Heading</text:p>
          </table:table-cell>
          <table:table-cell office:value-type="string">
            <text:p>Pitch Angle</text:p>
          </table:table-cell>
          <table:table-cell office:value-type="string">
            <text:p>Roll Angle</text:p>
          </table:table-cell>
          <table:table-cell office:value-type="string">
            <text:p>C True Heading</text:p>
          </table:table-cell>
          <table:table-cell office:value-type="string">
            <text:p>C Inside Temp</text:p>
          </table:table-cell>
          <table:table-cell office:value-type="string">
            <text:p>DFS Dept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formula="oooc:=[.A2]+1" office:value-type="float" office:value="2">
            <text:p>2</text:p>
          </table:table-cell>
          <table:table-cell table:formula="oooc:=[.B2]+1" office:value-type="float" office:value="3">
            <text:p>3</text:p>
          </table:table-cell>
          <table:table-cell table:formula="oooc:=[.C2]+1" office:value-type="float" office:value="4">
            <text:p>4</text:p>
          </table:table-cell>
          <table:table-cell table:formula="oooc:=[.D2]+1" office:value-type="float" office:value="5">
            <text:p>5</text:p>
          </table:table-cell>
          <table:table-cell table:formula="oooc:=[.E2]+1" office:value-type="float" office:value="6">
            <text:p>6</text:p>
          </table:table-cell>
          <table:table-cell table:formula="oooc:=[.F2]+1" office:value-type="float" office:value="7">
            <text:p>7</text:p>
          </table:table-cell>
          <table:table-cell table:formula="oooc:=[.G2]+1" office:value-type="float" office:value="8">
            <text:p>8</text:p>
          </table:table-cell>
          <table:table-cell table:formula="oooc:=[.H2]+1" office:value-type="float" office:value="9">
            <text:p>9</text:p>
          </table:table-cell>
          <table:table-cell table:formula="oooc:=[.I2]+1" office:value-type="float" office:value="10">
            <text:p>10</text:p>
          </table:table-cell>
          <table:table-cell table:formula="oooc:=[.J2]+1" office:value-type="float" office:value="11">
            <text:p>11</text:p>
          </table:table-cell>
          <table:table-cell table:formula="oooc:=[.K2]+1" office:value-type="float" office:value="12">
            <text:p>12</text:p>
          </table:table-cell>
          <table:table-cell table:formula="oooc:=[.L2]+1" office:value-type="float" office:value="13">
            <text:p>13</text:p>
          </table:table-cell>
          <table:table-cell table:formula="oooc:=[.M2]+1"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Batt Percent</text:p>
          </table:table-cell>
          <table:table-cell office:value-type="string">
            <text:p>Power Watts</text:p>
          </table:table-cell>
          <table:table-cell office:value-type="string">
            <text:p>Leak</text:p>
          </table:table-cell>
          <table:table-cell office:value-type="string">
            <text:p>Watt-Hours</text:p>
          </table:table-cell>
          <table:table-cell office:value-type="string">
            <text:p>Batt Volts</text:p>
          </table:table-cell>
          <table:table-cell office:value-type="string">
            <text:p>Batt Ampers</text:p>
          </table:table-cell>
          <table:table-cell office:value-type="string">
            <text:p>State</text:p>
          </table:table-cell>
          <table:table-cell office:value-type="string">
            <text:p>Time to Empty</text:p>
          </table:table-cell>
          <table:table-cell office:value-type="string">
            <text:p>DTB Height</text:p>
          </table:table-cell>
          <table:table-cell office:value-type="string">
            <text:p>Sounder Speed</text:p>
          </table:table-cell>
          <table:table-cell office:value-type="string">
            <text:p>Current Step</text:p>
          </table:table-cell>
          <table:table-cell office:value-type="string">
            <text:p>DR Speed</text:p>
          </table:table-cell>
          <table:table-cell office:value-type="string">
            <text:p>Dist To Next</text:p>
          </table:table-cell>
          <table:table-cell office:value-type="string">
            <text:p>Next Speed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table:formula="oooc:=[.A4]+1" office:value-type="float" office:value="16">
            <text:p>16</text:p>
          </table:table-cell>
          <table:table-cell table:formula="oooc:=[.B4]+1" office:value-type="float" office:value="17">
            <text:p>17</text:p>
          </table:table-cell>
          <table:table-cell table:formula="oooc:=[.C4]+1" office:value-type="float" office:value="18">
            <text:p>18</text:p>
          </table:table-cell>
          <table:table-cell table:formula="oooc:=[.D4]+1" office:value-type="float" office:value="19">
            <text:p>19</text:p>
          </table:table-cell>
          <table:table-cell table:formula="oooc:=[.E4]+1" office:value-type="float" office:value="20">
            <text:p>20</text:p>
          </table:table-cell>
          <table:table-cell table:formula="oooc:=[.F4]+1" office:value-type="float" office:value="21">
            <text:p>21</text:p>
          </table:table-cell>
          <table:table-cell table:formula="oooc:=[.G4]+1" office:value-type="float" office:value="22">
            <text:p>22</text:p>
          </table:table-cell>
          <table:table-cell table:formula="oooc:=[.H4]+1" office:value-type="float" office:value="23">
            <text:p>23</text:p>
          </table:table-cell>
          <table:table-cell table:formula="oooc:=[.I4]+1" office:value-type="float" office:value="24">
            <text:p>24</text:p>
          </table:table-cell>
          <table:table-cell table:formula="oooc:=[.J4]+1" office:value-type="float" office:value="25">
            <text:p>25</text:p>
          </table:table-cell>
          <table:table-cell table:formula="oooc:=[.K4]+1" office:value-type="float" office:value="26">
            <text:p>26</text:p>
          </table:table-cell>
          <table:table-cell table:formula="oooc:=[.L4]+1" office:value-type="float" office:value="27">
            <text:p>27</text:p>
          </table:table-cell>
          <table:table-cell table:formula="oooc:=[.M4]+1" office:value-type="float" office:value="28">
            <text:p>28</text:p>
          </table:table-cell>
          <table:table-cell/>
        </table:table-row>
        <table:table-row table:style-name="ro2">
          <table:table-cell office:value-type="string">
            <text:p>Next Heading</text:p>
          </table:table-cell>
          <table:table-cell office:value-type="string">
            <text:p>Next Long</text:p>
          </table:table-cell>
          <table:table-cell office:value-type="string">
            <text:p>Next Lat</text:p>
          </table:table-cell>
          <table:table-cell office:value-type="string">
            <text:p>Next Depth</text:p>
          </table:table-cell>
          <table:table-cell office:value-type="string">
            <text:p>Cur True Heading</text:p>
          </table:table-cell>
          <table:table-cell office:value-type="string">
            <text:p>Roll Angle</text:p>
          </table:table-cell>
          <table:table-cell office:value-type="string">
            <text:p>Pitch Angle</text:p>
          </table:table-cell>
          <table:table-cell office:value-type="string">
            <text:p>Servo State</text:p>
          </table:table-cell>
          <table:table-cell office:value-type="string">
            <text:p>Pitch R</text:p>
          </table:table-cell>
          <table:table-cell office:value-type="string">
            <text:p>Yaw T</text:p>
          </table:table-cell>
          <table:table-cell office:value-type="string">
            <text:p>Speed CMD</text:p>
          </table:table-cell>
          <table:table-cell office:value-type="string">
            <text:p>Yaw K Error</text:p>
          </table:table-cell>
          <table:table-cell office:value-type="string">
            <text:p>Depth K Goal</text:p>
          </table:table-cell>
          <table:table-cell office:value-type="string">
            <text:p>Pitch K Goal</text:p>
          </table:table-cell>
          <table:table-cell office:value-type="string">
            <text:p>Pitch L</text:p>
          </table:table-cell>
        </table:table-row>
        <table:table-row table:style-name="ro2">
          <table:table-cell table:formula="oooc:=[.N4]+1" office:value-type="float" office:value="29">
            <text:p>29</text:p>
          </table:table-cell>
          <table:table-cell table:formula="oooc:=[.A6]+1" office:value-type="float" office:value="30">
            <text:p>30</text:p>
          </table:table-cell>
          <table:table-cell table:formula="oooc:=[.B6]+1" office:value-type="float" office:value="31">
            <text:p>31</text:p>
          </table:table-cell>
          <table:table-cell table:formula="oooc:=[.C6]+1" office:value-type="float" office:value="32">
            <text:p>32</text:p>
          </table:table-cell>
          <table:table-cell table:formula="oooc:=[.D6]+1" office:value-type="float" office:value="33">
            <text:p>33</text:p>
          </table:table-cell>
          <table:table-cell table:formula="oooc:=[.E6]+1" office:value-type="float" office:value="34">
            <text:p>34</text:p>
          </table:table-cell>
          <table:table-cell table:formula="oooc:=[.F6]+1" office:value-type="float" office:value="35">
            <text:p>35</text:p>
          </table:table-cell>
          <table:table-cell table:formula="oooc:=[.G6]+1" office:value-type="float" office:value="36">
            <text:p>36</text:p>
          </table:table-cell>
          <table:table-cell table:formula="oooc:=[.H6]+1" office:value-type="float" office:value="37">
            <text:p>37</text:p>
          </table:table-cell>
          <table:table-cell table:formula="oooc:=[.I6]+1" office:value-type="float" office:value="38">
            <text:p>38</text:p>
          </table:table-cell>
          <table:table-cell table:formula="oooc:=[.J6]+1" office:value-type="float" office:value="39">
            <text:p>39</text:p>
          </table:table-cell>
          <table:table-cell table:formula="oooc:=[.K6]+1" office:value-type="float" office:value="40">
            <text:p>40</text:p>
          </table:table-cell>
          <table:table-cell table:formula="oooc:=[.L6]+1" office:value-type="float" office:value="41">
            <text:p>41</text:p>
          </table:table-cell>
          <table:table-cell table:formula="oooc:=[.M6]+1" office:value-type="float" office:value="42">
            <text:p>42</text:p>
          </table:table-cell>
          <table:table-cell table:formula="oooc:=[.N6]+1" office:value-type="float" office:value="43">
            <text:p>43</text:p>
          </table:table-cell>
        </table:table-row>
      </table:table>
      <table:table table:name="Sheet2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0">07/10/2008</text:date>, <text:time>14:5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chardson</meta:initial-creator>
    <meta:creation-date>2008-07-10T14:09:01</meta:creation-date>
    <dc:creator>chardson</dc:creator>
    <dc:date>2008-07-10T14:59:04</dc:date>
    <meta:editing-cycles>1</meta:editing-cycles>
    <meta:editing-duration>PT34M52S</meta:editing-duration>
    <meta:user-defined meta:name="Info 1"/>
    <meta:user-defined meta:name="Info 2"/>
    <meta:user-defined meta:name="Info 3"/>
    <meta:user-defined meta:name="Info 4"/>
    <meta:document-statistic meta:table-count="3" meta:cell-count="86"/>
  </office:meta>
</office:document-meta>
</file>